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P37" style:family="paragraph" style:parent-style-name="Table_20_Contents">
      <style:text-properties officeooo:rsid="00462435" officeooo:paragraph-rsid="00462435"/>
    </style:style>
    <style:style style:name="P38" style:family="paragraph" style:parent-style-name="Table_20_Contents">
      <style:text-properties officeooo:rsid="0047f6fc" officeooo:paragraph-rsid="0047f6fc"/>
    </style:style>
    <style:style style:name="P39" style:family="paragraph" style:parent-style-name="Table_20_Contents">
      <style:text-properties officeooo:rsid="004d8943" officeooo:paragraph-rsid="004d8943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202e0"/>
    </style:style>
    <style:style style:name="T17" style:family="text">
      <style:text-properties officeooo:rsid="00368f90"/>
    </style:style>
    <style:style style:name="T18" style:family="text">
      <style:text-properties officeooo:rsid="0039a733"/>
    </style:style>
    <style:style style:name="T19" style:family="text">
      <style:text-properties officeooo:rsid="003bb9d3"/>
    </style:style>
    <style:style style:name="T20" style:family="text">
      <style:text-properties officeooo:rsid="003d028e"/>
    </style:style>
    <style:style style:name="T21" style:family="text">
      <style:text-properties officeooo:rsid="003e58dd"/>
    </style:style>
    <style:style style:name="T22" style:family="text">
      <style:text-properties officeooo:rsid="00400547"/>
    </style:style>
    <style:style style:name="T23" style:family="text">
      <style:text-properties officeooo:rsid="0041dfad"/>
    </style:style>
    <style:style style:name="T24" style:family="text">
      <style:text-properties officeooo:rsid="00457447"/>
    </style:style>
    <style:style style:name="T25" style:family="text">
      <style:text-properties officeooo:rsid="004a3e50"/>
    </style:style>
    <style:style style:name="T26" style:family="text">
      <style:text-properties officeooo:rsid="004c0047"/>
    </style:style>
    <style:style style:name="T27" style:family="text">
      <style:text-properties officeooo:rsid="004ecc40"/>
    </style:style>
    <style:style style:name="T28" style:family="text">
      <style:text-properties officeooo:rsid="004f84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6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6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6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6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4</text:span> Comments B</text:p>
          </table:table-cell>
          <table:table-cell table:style-name="Table1.D26" office:value-type="string">
            <text:p text:style-name="P34">02 Viewports – <text:span text:style-name="T25">class requirements, </text:span>implementation in code <text:span text:style-name="T26">B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5</text:span> Bookmarks <text:span text:style-name="T22">B</text:span></text:p>
          </table:table-cell>
          <table:table-cell table:style-name="Table1.D26" office:value-type="string">
            <text:p text:style-name="P39">0<text:span text:style-name="T27">4</text:span> PHA models – class requirements, implementation in cod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3">06 Linking of values B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0 Alarm rationalization – overview B</text:p>
          </table:table-cell>
          <table:table-cell table:style-name="Table1.D26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1 Alarm rationalization – setup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2 Alarm rationalization – rationalize one alarm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7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8">and </text:span>libraries <text:span text:style-name="T18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0">31 </text:span>Detailed structure of data strings for transmission between program domains <text:span text:style-name="T16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38">41 Internationalization B</text:p>
          </table:table-cell>
        </table:table-row>
        <table:table-row table:style-name="Table1.1">
          <table:table-cell table:style-name="Table1.A26" office:value-type="string">
            <text:p text:style-name="P15"/>
          </table:table-cell>
          <table:table-cell table:style-name="Table1.C26" office:value-type="string">
            <text:p text:style-name="P8"/>
          </table:table-cell>
          <table:table-cell table:style-name="Table1.C26" office:value-type="string">
            <text:p text:style-name="P26">42 Undo implementation <text:span text:style-name="T24">B</text:span></text:p>
          </table:table-cell>
          <table:table-cell table:style-name="Table1.D26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5">43 Editing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6">44 Display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7">45 Editing of text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1"><text:span text:style-name="T11">06 </text:span>Control Frame <text:span text:style-name="T9">C</text:span></text:p>
          </table:table-cell>
          <table:table-cell table:style-name="Table1.C26" office:value-type="string">
            <text:p text:style-name="P19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/>
          </table:table-cell>
          <table:table-cell table:style-name="Table1.C26" office:value-type="string">
            <text:p text:style-name="P25">61 Control Frame implementation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6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08 </text:span>PHA model – HAZOP <text:span text:style-name="T19">B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6" office:value-type="string">
            <text:p text:style-name="P20">90 Fault Tree – Full tree viewport C</text:p>
          </table:table-cell>
          <table:table-cell table:style-name="Table1.D26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/>
          </table:table-cell>
          <table:table-cell table:style-name="Table1.C26" office:value-type="string">
            <text:p text:style-name="P21">91 Fault Tree – A<text:span text:style-name="T28">ssociated text (action item, parking lot item) </text:span>list viewport <text:span text:style-name="T11">C [can use as template for AT View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6" office:value-type="string">
            <text:p text:style-name="P22">92 Fault Tree – Full tree report <text:span text:style-name="T12">C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8" office:value-type="string">
            <text:p text:style-name="P22">93 <text:span text:style-name="T28">Associated text (Action item, parking lot) report 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8" office:value-type="string">
            <text:p text:style-name="Table_20_Contents">94 Fault Tree - XML structure in project file <text:span text:style-name="T23">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9" office:value-type="string">
            <text:p text:style-name="P7"/>
          </table:table-cell>
          <table:table-cell table:style-name="Table1.C29" office:value-type="string">
            <text:p text:style-name="P23">13 Project specification B</text:p>
          </table:table-cell>
          <table:table-cell table:style-name="Table1.C29" office:value-type="string">
            <text:p text:style-name="Table_20_Contents"/>
          </table:table-cell>
          <table:table-cell table:style-name="Table1.D29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20-08-09T10:12:12.234151050</dc:date>
    <meta:editing-duration>P1DT3H46M58S</meta:editing-duration>
    <meta:editing-cycles>54</meta:editing-cycles>
    <meta:print-date>2018-11-15T08:56:26.429899321</meta:print-date>
    <meta:document-statistic meta:table-count="2" meta:image-count="0" meta:object-count="0" meta:page-count="3" meta:paragraph-count="62" meta:word-count="432" meta:character-count="2633" meta:non-whitespace-character-count="2236"/>
  </office:meta>
</office:document-meta>
</file>